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88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P1">UW180s yleiset asetukset</text:p>
      <text:p text:style-name="P1"/>
      <text:p text:style-name="P1">Palaa takaisin UW180s asetukset -näyttöön. </text:p>
      <text:p text:style-name="P1">Määrittelee puristusvoiman, millä UW180s puristaa puura vetorullilla sitä karsiessa. Mitä suurempi lukema, sitä kovempi puun puristus. </text:p>
      <text:p text:style-name="P1">Määrittelee puristusvoiman, millä UW180s puristaa puuta vetorullilla sitä karsiessa. Mitä suurempi lukema, sitä kovempi puun puristus. </text:p>
      <text:p text:style-name="P1">Jos UW180s on varustettu tiltin kelluntaventtiilillä, tämä painike kytkee tiltin kellumaan sen jälkeen, kun puu on kaadettu sahaa käyttämällä. Tiltin kellunta kytketään pois käyttämällä tilttiä manuaalisesti. </text:p>
      <text:p text:style-name="P1">Jos tämä painike on valittuna, tilttiä hallitaan vasemman ohjauskahvan peukalon keinukytkimellä. Jos painike ei ole valittuna, tilttiä hallitaan vasemman näppäimistön näppäimillä. </text:p>
      <text:p text:style-name="P1"/>
      <text:p text:style-name="P1">UW180s mittalaitteen asetukset</text:p>
      <text:p text:style-name="P1"/>
      <text:p text:style-name="P1">Palaa takaisin UW180s asetukset -näyttöön. </text:p>
      <text:p text:style-name="P1">Ensimmäinen valittu pöllin tavoitepituus millimetreissä. </text:p>
      <text:p text:style-name="P1"><text:s/>Toinen pöllin tavoitepituus millimetreissä. </text:p>
      <text:p text:style-name="P1">Kalibroi pituusmittalaitteen. Arvo määrittelee, kuinka pitkänä mittalaite laskee jokaisen mitta-anturin pulssin. Arvoa kasvattamalla pöllin pituus lyhenee. </text:p>
      <text:p text:style-name="P1">Avaa paksuuden ja tilavuuden kalibroimisnäytön. </text:p>
      <text:p text:style-name="P1">Resetoi lasketun tilavuuden nollaksi. </text:p>
      <text:p text:style-name="P1"/>
      <text:p text:style-name="P1">Palaa takaisin UW180s asetukset -näyttöön. </text:p>
      <text:p text:style-name="P1">Kalibroi UW180s hakkuuukouran rullien suljetun asennon. Rullat tulee olla täysin suljettuna kun tätä painiketta painetaan. </text:p>
      <text:p text:style-name="P1">Kalibroi UW180s hakkuukouran rullien avatun asennon. Rullat tulee olla täysin avattuna kun tätä painiketta painetaan. </text:p>
      <text:p text:style-name="P1">Asettaa puun halkaisijan millimetreissä kun rullat ovat täysin suljetut. </text:p>
      <text:p text:style-name="P1">Asettaa puun halkaisijan millimetreissä kun rullat ovat täysin avatut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08:19:00.210084456</meta:creation-date>
    <meta:generator>LibreOffice/6.0.7.3$Linux_X86_64 LibreOffice_project/00m0$Build-3</meta:generator>
    <dc:date>2019-12-30T20:30:23.796058248</dc:date>
    <meta:editing-duration>PT20M20S</meta:editing-duration>
    <meta:editing-cycles>2</meta:editing-cycles>
    <meta:document-statistic meta:table-count="0" meta:image-count="0" meta:object-count="0" meta:page-count="1" meta:paragraph-count="18" meta:word-count="182" meta:character-count="1571" meta:non-whitespace-character-count="1390"/>
  </office:meta>
</office:document-meta>
</file>